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nl" fo:country="NL" fo:font-weight="bold" officeooo:rsid="00079808" officeooo:paragraph-rsid="00079808" style:font-weight-asian="bold" style:font-weight-complex="bold"/>
    </style:style>
    <style:style style:name="P2" style:family="paragraph" style:parent-style-name="Standard">
      <style:text-properties fo:language="nl" fo:country="NL" fo:font-weight="bold" officeooo:rsid="0009e1a0" officeooo:paragraph-rsid="0009e1a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86cc3" style:font-weight-asian="normal" style:font-weight-complex="normal"/>
    </style:style>
    <style:style style:name="T3" style:family="text">
      <style:text-properties fo:font-weight="normal" officeooo:rsid="00093e88" style:font-weight-asian="normal" style:font-weight-complex="normal"/>
    </style:style>
    <style:style style:name="T4" style:family="text">
      <style:text-properties fo:font-weight="normal" officeooo:rsid="000a247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min dashboard</text:p>
      <text:p text:style-name="P1"><text:span text:style-name="T1"/></text:p>
      <text:p text:style-name="P1"><text:span text:style-name="T1">De systeem operator logt in met z’n gegevens. Als hij administrator is krijgt hij op het reguliere dashboard een extra knop, de link naar het admin dashboard. De administrator klikt deze link aan. Op deze pagina staan geavanceerde instellingen, waar reguliere gebruikers geen toegang tot hebben. </text:span><text:span text:style-name="T2">Er staan hier instellingen over het protocol: hoeveel dagen een ticket in principe open mag staan, hoe veel keer een ticket teruggestuurd kan worden naar de vorige lijn (voordat hij geblokkeerd wordt en de eerstvolgende lijn de ticket moet gaan oplossen). </text:span><text:span text:style-name="T4">Alle tijden </text:span><text:span text:style-name="T3"><text:s/>in aantal dagen. De Admin kan het aantal <text:s/>dagen invullen, mocht hij andere data aanleveren komt er een foutmelding, en wordt er niets mee gedaan. Er wordt dan van hem verwacht dat hij het opnieuw invult. </text:span></text:p>
      <text:p text:style-name="P1"><text:span text:style-name="T3"/></text:p>
      <text:p text:style-name="P2"><text:span text:style-name="T3">D</text:span><text:span text:style-name="T1">e administrator kan ook categorieën en instanties aanmaken, en daar prioriteit aanhangen. De prioriteiten zijn echter semiautomatisch, de systeem operator kan bij het aanmaken van het ticket altijd nog de prioriteit aanpassen. De categorieën en instanties bepalen alleen waar het keuzevak standaard op staat. </text:span></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09:12:51.206106158</meta:creation-date>
    <dc:date>2016-11-25T11:09:15.199578016</dc:date>
    <meta:editing-duration>PT45M21S</meta:editing-duration>
    <meta:editing-cycles>4</meta:editing-cycles>
    <meta:generator>LibreOffice/5.2.3.3$Linux_X86_64 LibreOffice_project/20$Build-3</meta:generator>
    <meta:document-statistic meta:table-count="0" meta:image-count="0" meta:object-count="0" meta:page-count="1" meta:paragraph-count="3" meta:word-count="171" meta:character-count="1094" meta:non-whitespace-character-count="922"/>
  </office:meta>
</office:document-meta>
</file>